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DIE FRAU (Antonia) 2. Strang</text:p>
      <text:p text:style-name="Standard"/>
      <text:p text:style-name="Standard">Konzept:</text:p>
      <text:p text:style-name="Standard">Sie hat einen Bruder, der ihr den tod wünscht, damit er das ganze familienerbe bekommt. Ihr gemeinsamer Vater liegt im Sterben, die Muter ist schon länger tod. Sie trauert um den kurz bevorstehenden Tod ihres Vaters, während der gierige Bruder ihren Tod plant und Tom als Auftragsmörder Angagiert sich ihr zu entledigen.<text:s/>Antonia ist Lehrerin und vielleicht geschieden. Sie ist ein bisschen einsam.<text:s/></text:p>
      <text:p text:style-name="Standard"/>
      <text:p text:style-name="Standard">Antonia lebte seit der Scheidung alleine in der Wohnung die sie gemeinsam mit ihrem Ex gesucht hatte. Sie liebte Kinder und wollte unbedingt ein Baby, aber er wollte keine und deswegen hatte sie nach vielen Streits irgendwann den Schlussstrich gezogen. Aber die Wohnung hatte er gut rausgesucht. Eine Wohnung die sich sich von dem Gehalt als Grundschullehrerin eigentlich gar nicht leisten könnte, aber Geld war in ihrer Familie nie ein Problem gewesen. Ihr Großvater hatte ein sehr erfolgreich laufendes Unternehmen gegründet, dass er an ihren Vater weitergegeben hatte. Er hatte ihr das Geld für die Wohnung zinslos geliehen. Aber jetzt lag er im Sterbe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ristian Zeitzschel</dc:creator>
    <meta:creation-date>2018-07-31T09:34:00Z</meta:creation-date>
    <dc:date>2018-07-31T08:02:00Z</dc:date>
    <meta:template xlink:href="Normal.dotm" xlink:type="simple"/>
    <meta:editing-cycles>4</meta:editing-cycles>
    <meta:editing-duration>PT0S</meta:editing-duration>
    <meta:document-statistic meta:page-count="1" meta:paragraph-count="2" meta:word-count="150" meta:character-count="1096" meta:row-count="7" meta:non-whitespace-character-count="948"/>
  </office:meta>
</office:document-meta>
</file>